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3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38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CLOFEN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8080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VENT <text:s/>SOLUCION PARA INHALA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00906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PERIDENO 2MG TABLET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1990100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PAMINA AMP DE 2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08236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KACINA 500 Mg/2m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08237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KACINA 100 MG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137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TABLETA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1991422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TABLETA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1991426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A 20MG/2ML SOLUC INYEC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24285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26478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2706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ASTATIN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296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 X 50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028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042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+ 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0573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0964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Z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4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476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75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352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ASTATINA 20 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3575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 <text:s/>GOTA 0.3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964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5</text:p>
          </table:table-cell>
          <table:table-cell office:value-type="string" calcext:value-type="string">
            <text:p>AGUA DESTILADA</text:p>
          </table:table-cell>
          <table:table-cell office:value-type="string" calcext:value-type="string">
            <text:p>500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40398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404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40721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4174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 AMPOLLA DE 1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4174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CLOPRAMIDA GOTAS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4277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UTAMI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50MG</text:p>
          </table:table-cell>
          <table:table-cell office:value-type="string" calcext:value-type="string">
            <text:p>5ML</text:p>
          </table:table-cell>
          <table:table-cell/>
        </table:table-row>
        <table:table-row table:style-name="ro1">
          <table:table-cell office:value-type="string" calcext:value-type="string">
            <text:p>1994448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A ACIDO ACETIL</text:p>
          </table:table-cell>
          <table:table-cell office:value-type="string" calcext:value-type="string">
            <text:p>COMPRIMIDOS</text:p>
          </table:table-cell>
          <table:table-cell table:number-columns-repeated="2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1994784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SONA SOLUC INYEC 4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5187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SONA SOLUCION 4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51877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 AMP 75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53549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TAMETASO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4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546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LOFENACO AMP 75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6064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</text:p>
          </table:table-cell>
          <table:table-cell office:value-type="string" calcext:value-type="string">
            <text:p>HEPARINA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AMP</text:p>
          </table:table-cell>
          <table:table-cell/>
        </table:table-row>
        <table:table-row table:style-name="ro1">
          <table:table-cell office:value-type="string" calcext:value-type="string">
            <text:p>19965499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6642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FATO DE MAGNESIO SOLUCION INYECTABLE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6815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6837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 DIPROPIONATO 50MCG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7078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GUA DESTILADA 500 ML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7414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5 EN AGUA DESTILADA 500 ML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74944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DE <text:s/>5MG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764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DE <text:s/>5MG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IMUCIL SOL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011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1474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482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551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CORTIZONA <text:s/>100 MG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64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ZODONA CLORHIDRATO 50 MG TABLETAS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1990896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3028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OP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658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UTAMINA 250 MG 5 ML SOLUC INYEC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8977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6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9058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ITOI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5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9059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9090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93036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93923-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CLOPRAMID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2">
          <table:table-cell table:style-name="ce2" office:value-type="string" calcext:value-type="string">
            <text:p>19942691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<text:s/>X 500 ML</text:p>
          </table:table-cell>
          <table:table-cell office:value-type="string" calcext:value-type="string">
            <text:p>SOLUC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9578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SODI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97397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OSA AL <text:s/>10 EN AGUA DESTILADA <text:s/>X 500 ML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97625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AMETAZON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8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4965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GENO MEDICINAL</text:p>
          </table:table-cell>
          <table:table-cell office:value-type="string" calcext:value-type="string">
            <text:p>GASEO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 </text:p>
          </table:table-cell>
          <table:table-cell/>
        </table:table-row>
        <table:table-row table:style-name="ro1">
          <table:table-cell office:value-type="string" calcext:value-type="string">
            <text:p>1999837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02059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ITRATO DE ISOSORBIDE 10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0403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ITRATO DE ISOSORBIDE TABLETAS 10MG</text:p>
          </table:table-cell>
          <table:table-cell office:value-type="string" calcext:value-type="string">
            <text:p>TABLETAS</text:p>
          </table:table-cell>
          <table:table-cell table:number-columns-repeated="2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2000861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PERIDINA CLORHIDRAT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2ML</text:p>
          </table:table-cell>
          <table:table-cell/>
        </table:table-row>
        <table:table-row table:style-name="ro1">
          <table:table-cell office:value-type="string" calcext:value-type="string">
            <text:p>200119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1390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FINA CLORHIDRAT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1833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ROFLOXACINA 100 MG 10 M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19151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215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 HEPARINA <text:s/>40mg AMP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2531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OXAPARINA HEPARINA 40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20032468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 50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 <text:s/></text:p>
          </table:table-cell>
          <table:table-cell/>
        </table:table-row>
        <table:table-row table:style-name="ro1">
          <table:table-cell office:value-type="string" calcext:value-type="string">
            <text:p>20035947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RTAN 50 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3651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MODIPINO 30MG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35124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 250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3685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ENA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<text:s/>19924207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LOMETASONA</text:p>
          </table:table-cell>
          <table:table-cell office:value-type="string" calcext:value-type="string">
            <text:p>INHALADOR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3907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 AMP DE 1 G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4370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LOTINA AMP DE 1 GR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2256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  <table:table-cell/>
        </table:table-row>
        <table:table-row table:style-name="ro1">
          <table:table-cell office:value-type="string" calcext:value-type="string">
            <text:p>2004507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 MG/2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46007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ITROMICINA 200 MG PPS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49275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ACI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5470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OPERIDOL SOLUCION ORAL 20ML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DOVUDINA SOLUCION ORAL 10 MG/ML.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5725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AZOL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6683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 DE 50 MG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7267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IDO ALUM</text:p>
          </table:table-cell>
          <table:table-cell office:value-type="string" calcext:value-type="string">
            <text:p>FRASC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87766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25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10013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NIDAZOL SUSP 250 MG</text:p>
          </table:table-cell>
          <table:table-cell office:value-type="string" calcext:value-type="string">
            <text:p>FRASCO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10251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OVUL BLISTER X 21 TAB</text:p>
          </table:table-cell>
          <table:table-cell office:value-type="string" calcext:value-type="string">
            <text:p>BLISTER</text:p>
          </table:table-cell>
          <table:table-cell table:number-columns-repeated="2"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207411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JARAB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10571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TOTIFENO</text:p>
          </table:table-cell>
          <table:table-cell office:value-type="string" calcext:value-type="string">
            <text:p>SOLUCION</text:p>
          </table:table-cell>
          <table:table-cell table:number-columns-repeated="2"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180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FTRIAXONA AMP DE 1 GR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25064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OSCINA NBUTIL BROMUR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95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 office:value-type="string" calcext:value-type="string">
            <text:p>09X10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95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UCION SALINA</text:p>
          </table:table-cell>
          <table:table-cell office:value-type="string" calcext:value-type="string">
            <text:p>09X500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3154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32606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CTATO DE RINGER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3343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3390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TO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3719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ERGIN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2">
          <table:table-cell table:style-name="ce3" office:value-type="string" calcext:value-type="string">
            <text:p>19986406-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NDAMICINA 600Mg AMPOLL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60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3829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ITOINA</text:p>
          </table:table-cell>
          <table:table-cell office:value-type="string" calcext:value-type="string">
            <text:p>SOLUCION INYECTABLE 250 M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MP</text:p>
          </table:table-cell>
          <table:table-cell/>
        </table:table-row>
        <table:table-row table:style-name="ro1">
          <table:table-cell office:value-type="string" calcext:value-type="string">
            <text:p>3921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3964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44405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ILPREDNISOL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44569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LAPRI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0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50589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5070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5488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RURO DE POTASIO AMP DE 20 MEQ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5497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25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54973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OPRIL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55895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LODIPINO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4965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IGENO MEDICINAL</text:p>
          </table:table-cell>
          <table:table-cell office:value-type="string" calcext:value-type="string">
            <text:p>GASEOS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577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ANOL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2">
          <table:table-cell table:style-name="ce2" office:value-type="string" calcext:value-type="string">
            <text:p>1999302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IRO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25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46883-45 - 199468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FERTYL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885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IRA LEVONOGESTREL MAS ESTRADIOL CAJA X 21 TABLETAS</text:p>
          </table:table-cell>
          <table:table-cell table:number-columns-repeated="3" office:value-type="string" calcext:value-type="string">
            <text:p>TABLETAS</text:p>
          </table:table-cell>
          <table:table-cell/>
        </table:table-row>
        <table:table-row table:style-name="ro1">
          <table:table-cell office:value-type="string" calcext:value-type="string">
            <text:p>19997397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OTRIM AMPOLLA</text:p>
          </table:table-cell>
          <table:table-cell table:number-columns-repeated="3" office:value-type="string" calcext:value-type="string">
            <text:p>AMPOLLA</text:p>
          </table:table-cell>
          <table:table-cell/>
        </table:table-row>
        <table:table-row table:style-name="ro1">
          <table:table-cell office:value-type="string" calcext:value-type="string">
            <text:p>20054702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ICILINA 0.5 G</text:p>
          </table:table-cell>
          <table:table-cell office:value-type="string" calcext:value-type="string">
            <text:p><text:s/>POLVO PARA R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500 MG</text:p>
          </table:table-cell>
          <table:table-cell/>
        </table:table-row>
        <table:table-row table:style-name="ro1">
          <table:table-cell office:value-type="string" calcext:value-type="string">
            <text:p>19914227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ROSEMIDA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20MG/2ML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6683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RATROPIO BROMUR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.02MG/DOSIS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1378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ENHIDRINATO ANT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0977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AZOLAM</text:p>
          </table:table-cell>
          <table:table-cell office:value-type="string" calcext:value-type="string">
            <text:p>SOLUCION INYECTABLE</text:p>
          </table:table-cell>
          <table:table-cell office:value-type="string" calcext:value-type="string">
            <text:p>5MG</text:p>
          </table:table-cell>
          <table:table-cell office:value-type="string" calcext:value-type="string">
            <text:p>5ML</text:p>
          </table:table-cell>
          <table:table-cell/>
        </table:table-row>
        <table:table-row table:style-name="ro1">
          <table:table-cell office:value-type="string" calcext:value-type="string">
            <text:p>19976470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50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IDO DE ALUMINIO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1998857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EIRA LEVONOGESTREL MAS ESTRADIOL CAJA X 21 TABLETAS</text:p>
          </table:table-cell>
          <table:table-cell table:number-columns-repeated="3" office:value-type="string" calcext:value-type="string">
            <text:p>TABLETAS</text:p>
          </table:table-cell>
          <table:table-cell/>
        </table:table-row>
        <table:table-row table:style-name="ro1">
          <table:table-cell office:value-type="string" calcext:value-type="string">
            <text:p>19986406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ND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60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9955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ONOGESTREL 0.75 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0.75mg</text:p>
          </table:table-cell>
          <table:table-cell office:value-type="string" calcext:value-type="string">
            <text:p>TABLETAS <text:s/></text:p>
          </table:table-cell>
          <table:table-cell/>
        </table:table-row>
        <table:table-row table:style-name="ro1">
          <table:table-cell office:value-type="string" calcext:value-type="string">
            <text:p>2004687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ICILINA SODIC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PIDOGEL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75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string" calcext:value-type="string">
            <text:p>20045072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MG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string" calcext:value-type="string">
            <text:p>19931880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TANILO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05CGX</text:p>
          </table:table-cell>
          <table:table-cell office:value-type="string" calcext:value-type="string">
            <text:p>10ML</text:p>
          </table:table-cell>
          <table:table-cell/>
        </table:table-row>
        <table:table-row table:style-name="ro1">
          <table:table-cell office:value-type="string" calcext:value-type="string">
            <text:p>19988939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AMICINA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80MG</text:p>
          </table:table-cell>
          <table:table-cell office:value-type="string" calcext:value-type="string">
            <text:p>2ML</text:p>
          </table:table-cell>
          <table:table-cell/>
        </table:table-row>
        <table:table-row table:style-name="ro1">
          <table:table-cell office:value-type="string" calcext:value-type="string">
            <text:p>20044344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  <table:table-cell/>
        </table:table-row>
        <table:table-row table:style-name="ro1">
          <table:table-cell office:value-type="string" calcext:value-type="string">
            <text:p>19986458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TAMINOFEN</text:p>
          </table:table-cell>
          <table:table-cell office:value-type="string" calcext:value-type="string">
            <text:p>TABLE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float" office:value="1518020107" calcext:value-type="float">
            <text:p>151802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DA NELATON 10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IDAD</text:p>
          </table:table-cell>
          <table:table-cell/>
        </table:table-row>
        <table:table-row table:style-name="ro2">
          <table:table-cell table:style-name="ce2" office:value-type="string" calcext:value-type="string">
            <text:p>19922566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EPRAZOL</text:p>
          </table:table-cell>
          <table:table-cell office:value-type="string" calcext:value-type="string">
            <text:p>40MG</text:p>
          </table:table-cell>
          <table:table-cell office:value-type="string" calcext:value-type="string">
            <text:p>POLVO</text:p>
          </table:table-cell>
          <table:table-cell office:value-type="string" calcext:value-type="string">
            <text:p>AMP</text:p>
          </table:table-cell>
          <table:table-cell/>
        </table:table-row>
        <table:table-row table:style-name="ro1">
          <table:table-cell office:value-type="string" calcext:value-type="string">
            <text:p>20056052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IDOGREL</text:p>
          </table:table-cell>
          <table:table-cell office:value-type="string" calcext:value-type="string">
            <text:p>75 MG TABLETAS R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75Mg </text:p>
          </table:table-cell>
          <table:table-cell table:style-name="ce1"/>
        </table:table-row>
        <table:table-row table:style-name="ro1">
          <table:table-cell office:value-type="string" calcext:value-type="string">
            <text:p>20004699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ETALOL CLORHIDRATO 100 MG S</text:p>
          </table:table-cell>
          <table:table-cell office:value-type="string" calcext:value-type="string">
            <text:p>AMPOLLA</text:p>
          </table:table-cell>
          <table:table-cell office:value-type="string" calcext:value-type="string">
            <text:p>100 mg /20 ml</text:p>
          </table:table-cell>
          <table:table-cell office:value-type="string" calcext:value-type="string">
            <text:p>AMPOLLA</text:p>
          </table:table-cell>
          <table:table-cell/>
        </table:table-row>
        <table:table-row table:style-name="ro1">
          <table:table-cell office:value-type="string" calcext:value-type="string">
            <text:p>39641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RATADINA</text:p>
          </table:table-cell>
          <table:table-cell office:value-type="string" calcext:value-type="string">
            <text:p>TABLETAS</text:p>
          </table:table-cell>
          <table:table-cell office:value-type="string" calcext:value-type="string">
            <text:p>10MG</text:p>
          </table:table-cell>
          <table:table-cell office:value-type="string" calcext:value-type="string">
            <text:p>TABLETAS</text:p>
          </table:table-cell>
          <table:table-cell/>
        </table:table-row>
        <table:table-row table:style-name="ro1">
          <table:table-cell office:value-type="string" calcext:value-type="string">
            <text:p>19977699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ROXDO DE ALUMINIO 4% + HIDR</text:p>
          </table:table-cell>
          <table:table-cell office:value-type="string" calcext:value-type="string">
            <text:p>FRA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SC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0:16:51.523796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45:41.259240284</meta:creation-date>
    <dc:date>2024-12-13T10:39:47.593220013</dc:date>
    <meta:editing-duration>PT24M37S</meta:editing-duration>
    <meta:editing-cycles>2</meta:editing-cycles>
    <meta:generator>LibreOffice/24.8.3.2$Linux_X86_64 LibreOffice_project/480$Build-2</meta:generator>
    <meta:document-statistic meta:table-count="1" meta:cell-count="864" meta:object-count="0"/>
  </office:meta>
</office:document-meta>
</file>